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75cm" fo:min-width="3.5cm"/>
      <style:paragraph-properties style:writing-mode="lr-tb"/>
    </style:style>
    <style:style style:name="gr2" style:family="graphic" style:parent-style-name="standard">
      <style:graphic-properties draw:marker-start="Extrémités_20_de_20_flèche_20_3" draw:marker-start-width="0.3cm" draw:marker-end="Extrémités_20_de_20_flèche_20_4" draw:marker-end-width="0.3cm" draw:textarea-vertical-align="middle"/>
    </style:style>
    <style:style style:name="gr3" style:family="graphic" style:parent-style-name="standard">
      <style:graphic-properties draw:marker-start="Extrémités_20_de_20_flèche_20_5" draw:marker-start-width="0.3cm" draw:marker-end="Extrémités_20_de_20_flèche_20_6" draw:marker-end-width="0.3cm" draw:textarea-vertical-align="middle"/>
    </style:style>
    <style:style style:name="gr4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5" style:family="graphic" style:parent-style-name="standard">
      <style:graphic-properties draw:marker-start="Extrémités_20_de_20_flèche_20_10" draw:marker-start-width="0.3cm" draw:marker-end="Extrémités_20_de_20_flèche_20_11" draw:marker-end-width="0.3cm" draw:textarea-vertical-align="middle"/>
    </style:style>
    <style:style style:name="gr6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marker-end="Extrémités_20_de_20_flèche_20_15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5cm" svg:x="6.47cm" svg:y="4.999cm">
          <text:p text:style-name="P1">Page </text:p>
          <text:p text:style-name="P1">d’accueil</text:p>
          <text:p text:style-name="P1"/>
          <text:p text:style-name="P1">Login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5cm" svg:x="4cm" svg:y="11.004cm">
          <text:p text:style-name="P1">Échec </text:p>
          <text:p text:style-name="P1">du log</text:p>
          <text:p text:style-name="P1"/>
          <text:p text:style-name="P1">Retour à</text:p>
          <text:p text:style-name="P1">La page</text:p>
          <text:p text:style-name="P1">d’accueil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5cm" svg:x="9cm" svg:y="11.004cm">
          <text:p text:style-name="P1">Déconnexion </text:p>
          <text:p text:style-name="P1"/>
          <text:p text:style-name="P1"/>
          <text:p text:style-name="P1">Retour à</text:p>
          <text:p text:style-name="P1">La page</text:p>
          <text:p text:style-name="P1">d’accueil</text:p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cm" svg:y1="10.004cm" svg:x2="7cm" svg:y2="11.004cm">
          <text:p/>
        </draw:line>
        <draw:line draw:style-name="gr3" draw:text-style-name="P1" draw:layer="layout" svg:x1="10cm" svg:y1="10.004cm" svg:x2="10cm" svg:y2="11.004cm">
          <text:p/>
        </draw:line>
        <draw:custom-shape draw:style-name="gr1" draw:text-style-name="P1" draw:layer="layout" svg:width="4cm" svg:height="5cm" svg:x="11.5cm" svg:y="5.004cm">
          <text:p text:style-name="P1">Page </text:p>
          <text:p text:style-name="P1">D’accueil</text:p>
          <text:p text:style-name="P1"/>
          <text:p text:style-name="P1">personnes</text:p>
          <text:p text:style-name="P1">autorisées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cm" svg:y1="10.004cm" svg:x2="12cm" svg:y2="11.004cm">
          <text:p/>
        </draw:line>
        <draw:custom-shape draw:style-name="gr1" draw:text-style-name="P1" xml:id="id1" draw:id="id1" draw:layer="layout" svg:width="4cm" svg:height="5cm" svg:x="16.52cm" svg:y="2cm">
          <text:p text:style-name="P1">Tableau 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5cm" svg:x="16.52cm" svg:y="8cm">
          <text:p text:style-name="P1">Prédiction 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5.5cm" svg:y1="9.002cm" svg:x2="16.5cm" svg:y2="9.002cm">
          <text:p/>
        </draw:line>
        <draw:line draw:style-name="gr5" draw:text-style-name="P1" draw:layer="layout" svg:x1="15.5cm" svg:y1="6.002cm" svg:x2="16.5cm" svg:y2="6.002cm">
          <text:p/>
        </draw:line>
        <draw:line draw:style-name="gr5" draw:text-style-name="P1" draw:layer="layout" svg:x1="18.536cm" svg:y1="7cm" svg:x2="18.536cm" svg:y2="8cm">
          <text:p/>
        </draw:line>
        <draw:line draw:style-name="gr6" draw:text-style-name="P2" draw:layer="layout" svg:x1="16.5cm" svg:y1="12cm" svg:x2="13cm" svg:y2="12cm">
          <text:p/>
        </draw:line>
        <draw:connector draw:style-name="gr7" draw:text-style-name="P1" draw:layer="layout" svg:x1="20.52cm" svg:y1="4.5cm" svg:x2="21.5cm" svg:y2="14cm" draw:start-shape="id1" draw:start-glue-point="1" draw:end-shape="id2" draw:end-glue-point="1" svg:d="M20520 4500h980v9500" svg:viewBox="0 0 981 9501">
          <text:p/>
        </draw:connector>
        <draw:line draw:style-name="gr8" draw:text-style-name="P2" xml:id="id2" draw:id="id2" draw:layer="layout" svg:x1="21.5cm" svg:y1="14cm" svg:x2="13cm" svg:y2="1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square" draw:cx="0%" draw:cy="0%" draw:start-color="#cccccc" draw:end-color="#666666" draw:start-intensity="100%" draw:end-intensity="100%" draw:angle="3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Gradient_20_1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31T07:35:30.459041147</meta:creation-date>
    <dc:date>2022-03-31T08:04:29.773129213</dc:date>
    <meta:editing-duration>PT18M43S</meta:editing-duration>
    <meta:editing-cycles>4</meta:editing-cycles>
    <meta:generator>LibreOffice/7.0.4.2$Linux_X86_64 LibreOffice_project/00$Build-2</meta:generator>
    <meta:document-statistic meta:object-count="15"/>
  </office:meta>
</office:document-meta>
</file>